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1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35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36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37" style:family="paragraph" style:parent-style-name="List_20_Paragraph" style:list-style-name="WWNum2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3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3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4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4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4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4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4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4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4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4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4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4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5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5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5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5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5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5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5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5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5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59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60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61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62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6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6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6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6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6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6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6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5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5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5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5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5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5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157" style:family="paragraph" style:parent-style-name="List_20_Paragraph" style:list-style-name="WWNum2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158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59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60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61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62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63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64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65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66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67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68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69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7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17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17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17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17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17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17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17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17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17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18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18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18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18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18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18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186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187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188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8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19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19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192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8" text:outline-level="1">КОНТРОЛЬНАЯ 108.1 </text:h>
      <text:list xml:id="list270426228" text:style-name="WWNum2">
        <text:list-item>
          <text:h text:style-name="P37" text:outline-level="1">I wore a belt - я носил ремень</text:h>
        </text:list-item>
        <text:list-item>
          <text:h text:style-name="P156" text:outline-level="1">What would you do in this situation - что бы ты сделал в этой ситуации?</text:h>
        </text:list-item>
        <text:list-item>
          <text:h text:style-name="P156" text:outline-level="1">I should learn English more intensively - мне следует учить английский более интенсивно</text:h>
        </text:list-item>
        <text:list-item>
          <text:h text:style-name="P156" text:outline-level="1">This video is much longer - это видео на много длинее</text:h>
        </text:list-item>
        <text:list-item>
          <text:h text:style-name="P36" text:outline-level="1"><text:span text:style-name="T13">The students guessed the correct answer</text:span><text:span text:style-name="T12"> - студенты отгадали правильный ответ</text:span></text:h>
        </text:list-item>
        <text:list-item>
          <text:h text:style-name="P157" text:outline-level="1">As for ‘usually’, we put it in the middle - что касается ‘usually’, мы ставим его в середину</text:h>
        </text:list-item>
      </text:list>
      <text:p text:style-name="Standard"><text:span text:style-name="T1">КОНТРОЛЬНАЯ 108.2</text:span><text:span text:style-name="T14"> - </text:span><text:span text:style-name="T15">108.3</text:span></text:p>
      <text:list xml:id="list3442090493" text:style-name="WWNum10">
        <text:list-item>
          <text:p text:style-name="P158">I’m sure knowledge is power - я уверен, знание сила</text:p>
        </text:list-item>
        <text:list-item>
          <text:p text:style-name="P159">Did it last for more than two hours? - это длилось больше чем 2 часа?</text:p>
        </text:list-item>
        <text:list-item>
          <text:p text:style-name="P159">What does this word mean? - что означает это слово?</text:p>
        </text:list-item>
        <text:list-item>
          <text:p text:style-name="P159">He has few enemies - у него мало врагов</text:p>
        </text:list-item>
        <text:list-item>
          <text:p text:style-name="P159">I’m bored with that method <text:s/>- мне наскучил тот метод</text:p>
        </text:list-item>
        <text:list-item>
          <text:p text:style-name="P159">He deserved it - он заслужил это</text:p>
        </text:list-item>
        <text:list-item>
          <text:p text:style-name="P159">How regularly will the employees make this kind of reports - как регулярно работники будут делать такого рода отчёты?</text:p>
        </text:list-item>
        <text:list-item>
          <text:p text:style-name="P159">Our boss insisted on doing it <text:s/>- наш босс настоял на том что-бы сделать это</text:p>
        </text:list-item>
        <text:list-item>
          <text:p text:style-name="P159">I’m impressed by the beauty of this place - я впечатлён красотой этого места</text:p>
        </text:list-item>
        <text:list-item>
          <text:p text:style-name="P159">I’ll do my best to get this job - я сделаю всё возможное что бы получить эту работу </text:p>
        </text:list-item>
        <text:list-item>
          <text:p text:style-name="P160">I’ll manage to do it (in spite of / despite) all these difficulties - я смогу сделать это несмотря на все эти трудности </text:p>
        </text:list-item>
      </text:list>
      <text:p text:style-name="P15">КОНТРОЛЬНАЯ 108.4-108.5<text:tab/></text:p>
      <text:list xml:id="list3561226371" text:style-name="WWNum21">
        <text:list-item>
          <text:p text:style-name="P161">We share your point of view <text:s/>- мы разделяем твою точку зрения</text:p>
        </text:list-item>
        <text:list-item>
          <text:p text:style-name="P162">I admire you <text:s/>- я восхищаюсь тобой</text:p>
        </text:list-item>
        <text:list-item>
          <text:p text:style-name="P162"><text:soft-page-break/>We considered it really important - мы считали это действительно важным </text:p>
        </text:list-item>
        <text:list-item>
          <text:p text:style-name="P162">She was there instead of him - она была там вместо него</text:p>
        </text:list-item>
        <text:list-item>
          <text:p text:style-name="P162">This worker will get tired soon <text:s/>- этот рабочий устанет скоро</text:p>
        </text:list-item>
        <text:list-item>
          <text:p text:style-name="P163">The news impressed him <text:s/>- новости впечатлили его</text:p>
        </text:list-item>
      </text:list>
      <text:p text:style-name="P15">КОНТРОЛЬНАЯ 108.6-108.7</text:p>
      <text:list xml:id="list2959854130" text:style-name="WWNum28">
        <text:list-item>
          <text:p text:style-name="P164">They produced very expensive goods - они производили очень дорогие товары</text:p>
        </text:list-item>
        <text:list-item>
          <text:p text:style-name="P165">You should pay attention to it - тебе следует обращать внимание на это</text:p>
        </text:list-item>
        <text:list-item>
          <text:p text:style-name="P165">He was on the other side - он бы на другой стороне</text:p>
        </text:list-item>
        <text:list-item>
          <text:p text:style-name="P165">His income wasn’t enough - его дохода было не достаточно </text:p>
        </text:list-item>
        <text:list-item>
          <text:p text:style-name="P165">Her results were quite satisfactory - её результаты были в полне удоволетварительны </text:p>
        </text:list-item>
        <text:list-item>
          <text:p text:style-name="P165">We also need to consider various economic problems - нам так же нужно учитывать разные экономические проблемы</text:p>
        </text:list-item>
        <text:list-item>
          <text:p text:style-name="P165">I looked at that advertisement - я посмотрел на то рекламное объявление</text:p>
        </text:list-item>
        <text:list-item>
          <text:p text:style-name="P165">I threw it away - я выбросл это</text:p>
        </text:list-item>
        <text:list-item>
          <text:p text:style-name="P165">It may / might happen - это возможно произойдёт </text:p>
        </text:list-item>
        <text:list-item>
          <text:p text:style-name="P165">She ran very fast - она побежала очень быстро</text:p>
        </text:list-item>
        <text:list-item>
          <text:p text:style-name="P165">He’ll put on a worm coat - он наденет тёплое пальто</text:p>
        </text:list-item>
        <text:list-item>
          <text:p text:style-name="P165">Everyone will look happy - все будут выглядеть счастливыми</text:p>
        </text:list-item>
        <text:list-item>
          <text:p text:style-name="P166">Does he work too slowly? - он работает слишком медленно?</text:p>
        </text:list-item>
      </text:list>
      <text:p text:style-name="P15">КОНТРОЛЬНАЯ 108.8</text:p>
      <text:list xml:id="list2056333814" text:style-name="WWNum42">
        <text:list-item>
          <text:p text:style-name="P167">I disapprove of this choice <text:s/>- я не одобряю этот выбор</text:p>
        </text:list-item>
        <text:list-item>
          <text:p text:style-name="P168">I saved money - я с экономил деньги</text:p>
        </text:list-item>
        <text:list-item>
          <text:p text:style-name="P168">He gave this thing to me - он дал эту вещь мне</text:p>
        </text:list-item>
        <text:list-item>
          <text:p text:style-name="P168">My pronunciation will became better <text:s/>- моё произношение станет лучше</text:p>
        </text:list-item>
        <text:list-item>
          <text:p text:style-name="P168">It was such an innovative approach - это был такой иновационный подход</text:p>
        </text:list-item>
        <text:list-item>
          <text:p text:style-name="P168">Is it your final decision? - это твоё окончательное решение?</text:p>
        </text:list-item>
        <text:list-item>
          <text:p text:style-name="P168">I succeeded in finding better suppliers - мне удалось найти более лучших поставщиков </text:p>
        </text:list-item>
        <text:list-item>
          <text:p text:style-name="P169">I’ll be able to improve my knowledge significantly - я смогу улучшить свои знания значительно </text:p>
        </text:list-item>
      </text:list>
      <text:p text:style-name="P33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764617307" text:style-name="L1">
        <text:list-item>
          <text:p text:style-name="P192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170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171">It cost much more than she thinks – <text:span text:style-name="T19">это стоило намного больше чем она думала</text:span></text:p>
        </text:list-item>
        <text:list-item>
          <text:p text:style-name="P172">Whose advice will you take into account / consideration? - <text:span text:style-name="T19">чей совет ты примешь во внимание?</text:span></text:p>
        </text:list-item>
        <text:list-item>
          <text:p text:style-name="P172">He gave up smoking – <text:span text:style-name="T19">он бросил курить </text:span></text:p>
        </text:list-item>
        <text:list-item>
          <text:p text:style-name="P173">I insisted on doing it – <text:span text:style-name="T19">я настоял на том чтобы сделать это</text:span></text:p>
        </text:list-item>
        <text:list-item>
          <text:p text:style-name="P174">Is he often late? - <text:span text:style-name="T20">он часто опаздывает?</text:span></text:p>
        </text:list-item>
        <text:list-item>
          <text:p text:style-name="P175">To what extend did he agree? - <text:span text:style-name="T21">в какой степени он был согласен?</text:span></text:p>
        </text:list-item>
        <text:list-item>
          <text:p text:style-name="P176">I was born on the ninth of September – <text:span text:style-name="T22">я родился 9 сентября </text:span></text:p>
        </text:list-item>
        <text:list-item>
          <text:p text:style-name="P177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178">They won’t get divorced this year – <text:span text:style-name="T24">они не будут разводиться в этом году</text:span></text:p>
        </text:list-item>
        <text:list-item>
          <text:p text:style-name="P179">I revised these videos <text:s/>- <text:span text:style-name="T25">я повторил эти видео</text:span></text:p>
        </text:list-item>
        <text:list-item>
          <text:p text:style-name="P180">They had a great time together <text:s/>- <text:span text:style-name="T26">они прекрасно провели время вместе</text:span></text:p>
        </text:list-item>
        <text:list-item>
          <text:p text:style-name="P181">They accused her of a very serious crime – <text:span text:style-name="T27">они обвинили её в очень серьёзном приступлении </text:span></text:p>
        </text:list-item>
        <text:list-item>
          <text:p text:style-name="P182">They’re really tired of it <text:s/>- <text:span text:style-name="T28">они действительно устали от этого</text:span></text:p>
        </text:list-item>
        <text:list-item>
          <text:p text:style-name="P182">It’ll happen on a regular basis <text:s/>- <text:span text:style-name="T28">это будет происходить на регулярной основе </text:span></text:p>
        </text:list-item>
        <text:list-item>
          <text:p text:style-name="P182">When will you start preparing for this exam? - <text:span text:style-name="T28">когда ты начнёшь готовиться к этому экзамену?</text:span></text:p>
        </text:list-item>
        <text:list-item>
          <text:p text:style-name="P183">I arrived at the airport – <text:span text:style-name="T29">я прибыл в аэропорт </text:span></text:p>
        </text:list-item>
        <text:list-item>
          <text:p text:style-name="P183">I’m used / accustomed to doing it on a regular basis – <text:span text:style-name="T29">я привык делать это на регулярной основе</text:span></text:p>
        </text:list-item>
        <text:list-item>
          <text:p text:style-name="P183">He’s away. He’s in another city – <text:span text:style-name="T29">он отсутствует. Он в другом городе</text:span></text:p>
        </text:list-item>
        <text:list-item>
          <text:p text:style-name="P183">He wished me good luck – <text:span text:style-name="T29">он пожелал мне удачи</text:span></text:p>
        </text:list-item>
        <text:list-item>
          <text:p text:style-name="P184">What’s the reason for such a strange answer – <text:span text:style-name="T30">какая причина такого странного ответа?</text:span></text:p>
        </text:list-item>
        <text:list-item>
          <text:p text:style-name="P185"><text:soft-page-break/>Who did they invite to their wedding? - <text:span text:style-name="T31">кого они пригласили на свою сводьбу?</text:span></text:p>
          <text:p text:style-name="P185"/>
        </text:list-item>
      </text:list>
      <text:p text:style-name="P34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335859289" text:style-name="L2">
        <text:list-item>
          <text:p text:style-name="P155">You need to think it over more thoroughly – тебе нужно обдумать это более тчательно</text:p>
        </text:list-item>
        <text:list-item>
          <text:p text:style-name="P186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187"><text:span text:style-name="T10">They won’t prove it – </text:span><text:span text:style-name="T11">они не докажут это</text:span></text:p>
        </text:list-item>
        <text:list-item>
          <text:p text:style-name="P38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39">Will the temperature be above zero? - <text:span text:style-name="T33">температура будет выше нуля?</text:span></text:p>
        </text:list-item>
        <text:list-item>
          <text:p text:style-name="P39">How long will your parents be away? - <text:span text:style-name="T33">как долго твои родители будут отсутствовать?</text:span></text:p>
        </text:list-item>
        <text:list-item>
          <text:p text:style-name="P40">What’s her salary? - <text:span text:style-name="T33">какая у неё зарплата?</text:span></text:p>
        </text:list-item>
        <text:list-item>
          <text:p text:style-name="P40">He invested too little money – <text:span text:style-name="T33">он инвестировал слишком мало денег</text:span></text:p>
        </text:list-item>
        <text:list-item>
          <text:p text:style-name="P41">He calls him quite seldom / rarely – <text:span text:style-name="T34">он звонит ему достаточно редко</text:span></text:p>
        </text:list-item>
        <text:list-item>
          <text:p text:style-name="P42">They got married at the end of the year – <text:span text:style-name="T35">они поженились в конце года</text:span></text:p>
        </text:list-item>
        <text:list-item>
          <text:p text:style-name="P42">He was born on the twenty second of February – <text:span text:style-name="T35">он родился 22 февраля</text:span></text:p>
        </text:list-item>
        <text:list-item>
          <text:p text:style-name="P43">He built a very big house – <text:span text:style-name="T35">он построил очень большой дом</text:span></text:p>
        </text:list-item>
        <text:list-item>
          <text:p text:style-name="P43">The meeting began fifteen minutes later – <text:span text:style-name="T35">встреча началась на 15 минут позже</text:span></text:p>
        </text:list-item>
        <text:list-item>
          <text:p text:style-name="P43">She sometimes waits for it – <text:span text:style-name="T35">она иногда ждёт этого</text:span></text:p>
        </text:list-item>
        <text:list-item>
          <text:p text:style-name="P44">I’m subscribed to this channel – <text:span text:style-name="T36">я подписан на этот канал</text:span></text:p>
        </text:list-item>
        <text:list-item>
          <text:p text:style-name="P45">I needed to get in touch with them – <text:span text:style-name="T37">мне нужно было связаться с ними</text:span></text:p>
        </text:list-item>
        <text:list-item>
          <text:p text:style-name="P46">What will influenced you most of all? - <text:span text:style-name="T38">что повлияло на тебя больше всего?</text:span></text:p>
        </text:list-item>
        <text:list-item>
          <text:p text:style-name="P47">It seems to me it’ll be the only right decision – <text:span text:style-name="T39">мне кажется это будет единственно правильным решением </text:span></text:p>
          <text:p text:style-name="P47"/>
        </text:list-item>
      </text:list>
      <text:p text:style-name="P17"/>
      <text:p text:style-name="P16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2897287054" text:style-name="L3">
        <text:list-item>
          <text:p text:style-name="P149"><text:span text:style-name="T43">She was so frightened – </text:span><text:span text:style-name="T44">она была так напугана</text:span></text:p>
        </text:list-item>
        <text:list-item>
          <text:p text:style-name="P48">This solder fought very courageously – этот солдат сражался очень отважно</text:p>
        </text:list-item>
        <text:list-item>
          <text:p text:style-name="P48">It may change his opinion – это возможно изменит его мнение</text:p>
        </text:list-item>
        <text:list-item>
          <text:p text:style-name="P48">I’ll look up this phrase in a dictionary <text:s/>- я посмотрю эту фразу в словоре </text:p>
        </text:list-item>
        <text:list-item>
          <text:p text:style-name="P150"><text:span text:style-name="T44">I pay taxes – </text:span><text:span text:style-name="T45">я плачу налоги</text:span></text:p>
        </text:list-item>
        <text:list-item>
          <text:p text:style-name="P151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49">You know English like a native speaker – ты знаешь английский как носитель языка</text:p>
        </text:list-item>
        <text:list-item>
          <text:p text:style-name="P152"><text:span text:style-name="T46">Is he a lazy boy? - </text:span><text:span text:style-name="T47">он ленивый мальчик?</text:span></text:p>
        </text:list-item>
        <text:list-item>
          <text:p text:style-name="P153"><text:span text:style-name="T47">I left India – </text:span><text:span text:style-name="T48">я покинул Индию</text:span></text:p>
        </text:list-item>
        <text:list-item>
          <text:p text:style-name="P50">She was born on the twenty second of July – она родилась 22 Июля</text:p>
        </text:list-item>
        <text:list-item>
          <text:p text:style-name="P154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51">I usually get up early – я обычно встаю рано</text:p>
        </text:list-item>
      </text:list>
      <text:p text:style-name="P11"/>
      <text:p text:style-name="P18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4284703167" text:style-name="L4">
        <text:list-item>
          <text:p text:style-name="P52">I see this result impressed you – <text:span text:style-name="T54">я вижу этот результат впечатлил тебя</text:span></text:p>
        </text:list-item>
        <text:list-item>
          <text:p text:style-name="P53">She dreamt about a career in music – <text:span text:style-name="T55">она мечтала о карьере в музыке</text:span></text:p>
        </text:list-item>
        <text:list-item>
          <text:p text:style-name="P54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55">He hit the door – <text:span text:style-name="T56">он ударил дверь</text:span></text:p>
        </text:list-item>
        <text:list-item>
          <text:p text:style-name="P56">Everyone wou<text:span text:style-name="T57">ld like it – </text:span><text:span text:style-name="T58">все хотели бы этого</text:span></text:p>
        </text:list-item>
        <text:list-item>
          <text:p text:style-name="P56"><text:span text:style-name="T57">This time didn’t suit us – </text:span><text:span text:style-name="T58">это время не подходило нам</text:span></text:p>
        </text:list-item>
        <text:list-item>
          <text:p text:style-name="P57">Life taught her a lesson – <text:span text:style-name="T59">жизнь преподала ей урок </text:span></text:p>
        </text:list-item>
        <text:list-item>
          <text:p text:style-name="P58">He’ll repair it – <text:span text:style-name="T60">он починит это </text:span></text:p>
        </text:list-item>
        <text:list-item>
          <text:p text:style-name="P58">He didn’t cancel / (call off) the meeting – <text:span text:style-name="T60">он не отменил встречу</text:span></text:p>
        </text:list-item>
        <text:list-item>
          <text:p text:style-name="P58">They aren’t used to such conditions – <text:span text:style-name="T60">они не привыкли к таким условиям</text:span></text:p>
        </text:list-item>
      </text:list>
      <text:p text:style-name="P1"/>
      <text:p text:style-name="P19"/>
      <text:p text:style-name="P19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3377780110" text:style-name="L5">
        <text:list-item>
          <text:p text:style-name="P59">I often wait for him – <text:span text:style-name="T62">я часто жду его</text:span></text:p>
        </text:list-item>
        <text:list-item>
          <text:p text:style-name="P59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60">It’s so surprising for us – <text:span text:style-name="T63">это так удивительно для нас</text:span></text:p>
        </text:list-item>
        <text:list-item>
          <text:p text:style-name="P60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61">She deserved this result – <text:span text:style-name="T64">она заслужила этот результат</text:span></text:p>
        </text:list-item>
        <text:list-item>
          <text:p text:style-name="P61">The sun rose (went up) – <text:span text:style-name="T64">солнце встало </text:span></text:p>
        </text:list-item>
        <text:list-item>
          <text:p text:style-name="P62">Does it sometimes happen? - <text:span text:style-name="T65">это иногда происходит?</text:span></text:p>
        </text:list-item>
      </text:list>
      <text:p text:style-name="P35"/>
      <text:p text:style-name="P20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756606227" text:style-name="L6">
        <text:list-item>
          <text:p text:style-name="P63">He avoids talking about it – <text:span text:style-name="T66">он избегает разговаривать об этом</text:span></text:p>
        </text:list-item>
        <text:list-item>
          <text:p text:style-name="P64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65">I understood you immediately / at once – <text:span text:style-name="T67">я понял тебя сразу же</text:span></text:p>
        </text:list-item>
        <text:list-item>
          <text:p text:style-name="P65">The criminals disappeared – <text:span text:style-name="T67">приступники исчезли</text:span></text:p>
        </text:list-item>
        <text:list-item>
          <text:p text:style-name="P65">He drowned – <text:span text:style-name="T67">он утонул</text:span></text:p>
        </text:list-item>
        <text:list-item>
          <text:p text:style-name="P66">He kept this secret – <text:span text:style-name="T68">он сохранил этот секрет</text:span></text:p>
        </text:list-item>
        <text:list-item>
          <text:p text:style-name="P66">You must tell him this thing directly – <text:span text:style-name="T68">ты должен сказать ему эту вешь прямо</text:span></text:p>
        </text:list-item>
        <text:list-item>
          <text:p text:style-name="P67">I held it in my arms – <text:span text:style-name="T69">я подержал это в своих руках</text:span></text:p>
        </text:list-item>
        <text:list-item>
          <text:p text:style-name="P68">I remained calm <text:s text:c="2"/>- <text:span text:style-name="T70">я остался спокойным </text:span></text:p>
        </text:list-item>
        <text:list-item>
          <text:p text:style-name="P69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69">The temperature is ten degrees below zero – <text:span text:style-name="T71">температура 10 градусов ниже нуля</text:span></text:p>
        </text:list-item>
        <text:list-item>
          <text:p text:style-name="P69">Did his wife recover? - <text:span text:style-name="T71">его жена выздоровела?</text:span></text:p>
        </text:list-item>
        <text:list-item>
          <text:p text:style-name="P70">It developed our abilities – <text:span text:style-name="T72">это развивало наши способности </text:span></text:p>
        </text:list-item>
        <text:list-item>
          <text:p text:style-name="P70">I suppose It’ll happen next year – <text:span text:style-name="T72">я предполагаю это произойдёт в следующем году</text:span></text:p>
        </text:list-item>
        <text:list-item>
          <text:p text:style-name="P70">I think I’ll learn English in a couple of <text:s/>years – <text:span text:style-name="T72">я думаю я выучу английский за пару лет</text:span></text:p>
        </text:list-item>
        <text:list-item>
          <text:p text:style-name="P70">There are five chapters in this book – <text:span text:style-name="T72">имеется 5 глав в этой книге</text:span></text:p>
        </text:list-item>
        <text:list-item>
          <text:p text:style-name="P71">Everything remained the same – <text:span text:style-name="T73">всё осталось таким же</text:span></text:p>
        </text:list-item>
      </text:list>
      <text:p text:style-name="P12"><text:soft-page-break/></text:p>
      <text:p text:style-name="P21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4290239827" text:style-name="L7">
        <text:list-item>
          <text:p text:style-name="P72">She washed herself <text:s/>- <text:span text:style-name="T75">она вымылась </text:span></text:p>
        </text:list-item>
        <text:list-item>
          <text:p text:style-name="P73">Will you manage to do it instead of me? - <text:span text:style-name="T75">ты сможешь сделать это вместо меня?</text:span></text:p>
        </text:list-item>
        <text:list-item>
          <text:p text:style-name="P73">He divided us into three groups – <text:span text:style-name="T75">он разделил нас на три группы</text:span></text:p>
        </text:list-item>
        <text:list-item>
          <text:p text:style-name="P74">He missed such a unique opportunity – <text:span text:style-name="T76">он упустил такую уникальную возможность</text:span></text:p>
        </text:list-item>
        <text:list-item>
          <text:p text:style-name="P75">He has a reliable car – <text:span text:style-name="T76">у него надёжная машина</text:span></text:p>
        </text:list-item>
        <text:list-item>
          <text:p text:style-name="P75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76">They don’t know even basic things – <text:span text:style-name="T77">они не знают даже базовых вещей</text:span></text:p>
        </text:list-item>
        <text:list-item>
          <text:p text:style-name="P76">He avoids doing it – <text:span text:style-name="T77">он избегает делать это</text:span></text:p>
        </text:list-item>
      </text:list>
      <text:p text:style-name="P13"/>
      <text:p text:style-name="P22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3873411872" text:style-name="L8">
        <text:list-item>
          <text:p text:style-name="P77">It isn’t on the right – <text:span text:style-name="T78">это не справа</text:span></text:p>
        </text:list-item>
        <text:list-item>
          <text:p text:style-name="P77">I waited for him for two hours – <text:span text:style-name="T78">я прождал его 2 часа</text:span></text:p>
        </text:list-item>
        <text:list-item>
          <text:p text:style-name="P78">She didn’t have such an intention – <text:span text:style-name="T79">у неё не было такого намерения </text:span></text:p>
        </text:list-item>
        <text:list-item>
          <text:p text:style-name="P79">She feels confidence – <text:span text:style-name="T79">она чувствует уверенность</text:span></text:p>
        </text:list-item>
        <text:list-item>
          <text:p text:style-name="P79">They informed us of this accident – <text:span text:style-name="T79">они проинформировали нас об этом происшествии</text:span></text:p>
        </text:list-item>
        <text:list-item>
          <text:p text:style-name="P79">She said it very confidently – <text:span text:style-name="T79">она сказала это очень уверенно </text:span></text:p>
        </text:list-item>
        <text:list-item>
          <text:p text:style-name="P80">Was everyone present? - <text:span text:style-name="T80">все присутствовали?</text:span></text:p>
        </text:list-item>
        <text:list-item>
          <text:p text:style-name="P81">The price rose by thirty per cent – <text:span text:style-name="T81">цена поднялась на 30%</text:span></text:p>
        </text:list-item>
      </text:list>
      <text:p text:style-name="P2"/>
      <text:p text:style-name="P23"/>
      <text:p text:style-name="P23"/>
      <text:p text:style-name="P23"/>
      <text:p text:style-name="P23"/>
      <text:p text:style-name="P23"/>
      <text:p text:style-name="P23"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2501855604" text:style-name="L9">
        <text:list-item>
          <text:p text:style-name="P82"><text:soft-page-break/>I left for Russia – <text:span text:style-name="T82">я поехал в россию</text:span></text:p>
        </text:list-item>
        <text:list-item>
          <text:p text:style-name="P83">I go swimming three times a week – <text:span text:style-name="T84">я хожу плавать 3 раза в неделю</text:span></text:p>
        </text:list-item>
        <text:list-item>
          <text:p text:style-name="P83">Will it be really possible? - <text:span text:style-name="T84">это будет действительно возможно</text:span></text:p>
        </text:list-item>
        <text:list-item>
          <text:p text:style-name="P84">He prays to Good – <text:span text:style-name="T85">он молиться Богу</text:span></text:p>
        </text:list-item>
        <text:list-item>
          <text:p text:style-name="P85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85">I can write it down – <text:span text:style-name="T86">я могу записать это</text:span></text:p>
        </text:list-item>
        <text:list-item>
          <text:p text:style-name="P86">I’ll share this information with you – <text:span text:style-name="T87">я поделюсь этой информацией с тобой</text:span></text:p>
        </text:list-item>
        <text:list-item>
          <text:p text:style-name="P86">He described her appearance – <text:span text:style-name="T87">он описал её внешность</text:span></text:p>
        </text:list-item>
        <text:list-item>
          <text:p text:style-name="P86">He informed me of these problems – <text:span text:style-name="T87">он проинформировал меня об этих проблемах</text:span></text:p>
        </text:list-item>
      </text:list>
      <text:p text:style-name="P3"/>
      <text:p text:style-name="P24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4194862963" text:style-name="L10">
        <text:list-item>
          <text:p text:style-name="P87">I need to get in touch with him – <text:span text:style-name="T88">мне нужно связаться с ним</text:span></text:p>
        </text:list-item>
        <text:list-item>
          <text:p text:style-name="P88">His conclusion was quite logical – <text:span text:style-name="T89">его метод был довольно логичный</text:span></text:p>
        </text:list-item>
        <text:list-item>
          <text:p text:style-name="P89">Did this change have a positive effect on her? - <text:span text:style-name="T89">эта перемена имела позитивный эффект на неё?</text:span></text:p>
        </text:list-item>
        <text:list-item>
          <text:p text:style-name="P89">This result impressed them – <text:span text:style-name="T89">этот результат впечатлил их</text:span></text:p>
        </text:list-item>
        <text:list-item>
          <text:p text:style-name="P90">When will it get dark? - <text:span text:style-name="T90">когда стемнеет?</text:span></text:p>
        </text:list-item>
        <text:list-item>
          <text:p text:style-name="P91">They celebrated this anniversary – <text:span text:style-name="T91">они отпраздновали эту годовщину</text:span></text:p>
        </text:list-item>
        <text:list-item>
          <text:p text:style-name="P92">It’s very prestigious to live in this area – <text:span text:style-name="T91">очень престижно жить в этой области</text:span></text:p>
        </text:list-item>
        <text:list-item>
          <text:p text:style-name="P92">Two apples fell (down) – <text:span text:style-name="T91">2 яблока упало</text:span></text:p>
        </text:list-item>
      </text:list>
      <text:p text:style-name="P4"/>
      <text:p text:style-name="P25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3286888427" text:style-name="L11">
        <text:list-item>
          <text:p text:style-name="P93">Will he stay here for an hour? - <text:span text:style-name="T92">он останеться здесь на час?</text:span></text:p>
        </text:list-item>
        <text:list-item>
          <text:p text:style-name="P94">It’ll last for more than two years – <text:span text:style-name="T93">это продлиться более 2 лет</text:span></text:p>
        </text:list-item>
        <text:list-item>
          <text:p text:style-name="P94">Will she change her timetable? - <text:span text:style-name="T93">она поменяет своё расписание?</text:span></text:p>
        </text:list-item>
        <text:list-item>
          <text:p text:style-name="P95">Money was also important for her – <text:span text:style-name="T94">деньги также были важны для неё</text:span></text:p>
        </text:list-item>
        <text:list-item>
          <text:p text:style-name="P95"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96"><text:soft-page-break/>It’ll be her daughter’s flat – <text:span text:style-name="T95">это будет квартира её дочери </text:span></text:p>
        </text:list-item>
        <text:list-item>
          <text:p text:style-name="P97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98">He expects much more <text:s/>- <text:span text:style-name="T97">он ожидает на много большего</text:span></text:p>
        </text:list-item>
      </text:list>
      <text:p text:style-name="P5"/>
      <text:p text:style-name="P26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2314050401" text:style-name="L12">
        <text:list-item>
          <text:p text:style-name="P99">It didn’t cover out costs – <text:span text:style-name="T99">это не покрыло наших издержек</text:span></text:p>
        </text:list-item>
        <text:list-item>
          <text:p text:style-name="P100">He owes me this money – <text:span text:style-name="T100">он должен мне эти деньги</text:span></text:p>
        </text:list-item>
        <text:list-item>
          <text:p text:style-name="P100">His wife usually does the shopping – <text:span text:style-name="T100">его жена обычно делает покупки</text:span></text:p>
        </text:list-item>
        <text:list-item>
          <text:p text:style-name="P101">He rode a horse yesterday – <text:span text:style-name="T101">он катался на лошади вчера</text:span></text:p>
        </text:list-item>
        <text:list-item>
          <text:p text:style-name="P101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02">My parents don’t insist on it – мои родители не наст<text:span text:style-name="T102">аивают</text:span> на этом</text:p>
        </text:list-item>
        <text:list-item>
          <text:p text:style-name="P103">His speech inspired me – <text:span text:style-name="T102">эго речт вдохновила меня </text:span></text:p>
        </text:list-item>
        <text:list-item>
          <text:p text:style-name="P104">I hated getting up so early – <text:span text:style-name="T103">я ненавидел вставать так рано</text:span></text:p>
        </text:list-item>
        <text:list-item>
          <text:p text:style-name="P104">What belongs to him? - <text:span text:style-name="T103">что пренадлежит ему?</text:span></text:p>
        </text:list-item>
        <text:list-item>
          <text:p text:style-name="P105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05">They won’t be together any longer – <text:span text:style-name="T105">они не будут вместе дольше</text:span></text:p>
        </text:list-item>
        <text:list-item>
          <text:p text:style-name="P105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06">What will belong to him? - <text:span text:style-name="T106">что будет пренадлежать ему?</text:span></text:p>
        </text:list-item>
        <text:list-item>
          <text:p text:style-name="P106">They asked us some questions – <text:span text:style-name="T106">они задали нам некоторые вопросы</text:span></text:p>
        </text:list-item>
      </text:list>
      <text:p text:style-name="P6"/>
      <text:p text:style-name="P27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3060956940" text:style-name="L13">
        <text:list-item>
          <text:p text:style-name="P107"><text:span text:style-name="T108">He tore the papers – </text:span><text:span text:style-name="T107">он порвал бумаги</text:span></text:p>
        </text:list-item>
        <text:list-item>
          <text:p text:style-name="P107"><text:span text:style-name="T108">Did you try on this suit? - </text:span><text:span text:style-name="T107">ты примерил этот костюм?</text:span></text:p>
        </text:list-item>
        <text:list-item>
          <text:p text:style-name="P108">Was it his fault? - <text:span text:style-name="T107">это была его вина?</text:span></text:p>
        </text:list-item>
        <text:list-item>
          <text:p text:style-name="P109">I approve of this decision – <text:span text:style-name="T109">я одобряю это решение</text:span></text:p>
        </text:list-item>
        <text:list-item>
          <text:p text:style-name="P110">What strategy will you choose? - <text:span text:style-name="T110">какую стратегию ты выберешь?</text:span></text:p>
        </text:list-item>
      </text:list>
      <text:p text:style-name="P7"/>
      <text:p text:style-name="P28"/>
      <text:p text:style-name="P28"><text:soft-page-break/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2139040589" text:style-name="L14">
        <text:list-item>
          <text:p text:style-name="P111">You need to do it immediately – <text:span text:style-name="T112">тебе нужно сделать это немедленно</text:span></text:p>
        </text:list-item>
        <text:list-item>
          <text:p text:style-name="P112">It was our main aim – <text:span text:style-name="T113">это была наша главная цель</text:span></text:p>
        </text:list-item>
        <text:list-item>
          <text:p text:style-name="P113">He didn’t reach an Advanced level – <text:span text:style-name="T114">он не достиг уровня Advanced </text:span></text:p>
        </text:list-item>
        <text:list-item>
          <text:p text:style-name="P114">Do you need to finish everything by next weak? - <text:span text:style-name="T115">тебе нужно закончить всё к следующей неделе?</text:span></text:p>
        </text:list-item>
      </text:list>
      <text:p text:style-name="P8"/>
      <text:p text:style-name="P29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2077546039" text:style-name="L15">
        <text:list-item>
          <text:p text:style-name="P115">It can mean several things – <text:span text:style-name="T117">это может означать несколько вещей</text:span></text:p>
        </text:list-item>
        <text:list-item>
          <text:p text:style-name="P116">I wasn’t proud of this success – <text:span text:style-name="T117">я не гордился этим успехом</text:span></text:p>
        </text:list-item>
        <text:list-item>
          <text:p text:style-name="P116">I’m angry about their refusal – <text:span text:style-name="T117">я рассержен их отказом </text:span></text:p>
        </text:list-item>
        <text:list-item>
          <text:p text:style-name="P117">You’ll owe this sum of money – <text:span text:style-name="T118">ты будешь должен мне эту сумму денег</text:span></text:p>
        </text:list-item>
        <text:list-item>
          <text:p text:style-name="P117">I’ll call you back in a couple of minutes – <text:span text:style-name="T118">я перезвоню тебе через пару минут</text:span></text:p>
        </text:list-item>
        <text:list-item>
          <text:p text:style-name="P117">You business partner can regret it – <text:span text:style-name="T118">твой бизнесс партнёр может пожелеть об этом</text:span></text:p>
        </text:list-item>
        <text:list-item>
          <text:p text:style-name="P118">He s<text:span text:style-name="T119">tole his wallet – </text:span><text:span text:style-name="T120">он украл его бумажник</text:span></text:p>
        </text:list-item>
        <text:list-item>
          <text:p text:style-name="P119">It was a real sensation – <text:span text:style-name="T120">это была настоящая синсация</text:span></text:p>
        </text:list-item>
        <text:list-item>
          <text:p text:style-name="P119">They signed this document – <text:span text:style-name="T120">они подписали этот документ</text:span></text:p>
        </text:list-item>
        <text:list-item>
          <text:p text:style-name="P120">I arrived home – <text:span text:style-name="T121">я прибыл домой</text:span></text:p>
        </text:list-item>
        <text:list-item>
          <text:p text:style-name="P120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21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21">Did we deserve it? - <text:span text:style-name="T122">мы заслужили это?</text:span></text:p>
        </text:list-item>
        <text:list-item>
          <text:p text:style-name="P122">I took him with me – <text:span text:style-name="T123">я взял его с собой</text:span></text:p>
        </text:list-item>
      </text:list>
      <text:p text:style-name="P9"/>
      <text:p text:style-name="P30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3365593466" text:style-name="L16">
        <text:list-item>
          <text:p text:style-name="P123">I flew to the United States – <text:span text:style-name="T126">я полетел в США</text:span></text:p>
        </text:list-item>
        <text:list-item>
          <text:p text:style-name="P124">His friend borrowed this money – <text:span text:style-name="T127">его друг занял эти деньги</text:span></text:p>
        </text:list-item>
        <text:list-item>
          <text:p text:style-name="P125">Does it look strange? - <text:span text:style-name="T127">это выглядет странным?</text:span></text:p>
          <text:p text:style-name="P126"/>
        </text:list-item>
        <text:list-item>
          <text:p text:style-name="P127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28">I thought differently (another way) – <text:span text:style-name="T129">я думал по другому (другим образом)</text:span></text:p>
        </text:list-item>
        <text:list-item>
          <text:p text:style-name="P129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29">I must get rid of these mistakes – <text:span text:style-name="T130">я должен избавиться от этих ошибок</text:span></text:p>
        </text:list-item>
        <text:list-item>
          <text:p text:style-name="P130">It’ll be the most important problem – <text:span text:style-name="T131">это будет самой важной проблемой</text:span></text:p>
        </text:list-item>
        <text:list-item>
          <text:p text:style-name="P131">It smelt awful – <text:span text:style-name="T131">это пахло ужасно</text:span></text:p>
        </text:list-item>
        <text:list-item>
          <text:p text:style-name="P132">I walked to work / I went to work on foot – <text:span text:style-name="T132">я пошёл на работу пешком</text:span></text:p>
        </text:list-item>
        <text:list-item>
          <text:p text:style-name="P133">I’m an expert in this area – <text:span text:style-name="T133">я эксперт в этой области </text:span></text:p>
        </text:list-item>
        <text:list-item>
          <text:p text:style-name="P133">That ship sank – <text:span text:style-name="T133">тот корабль утонул</text:span></text:p>
        </text:list-item>
        <text:list-item>
          <text:p text:style-name="P133">That man drowned – <text:span text:style-name="T133">тот мужчина утонул</text:span></text:p>
        </text:list-item>
        <text:list-item>
          <text:p text:style-name="P133">They informed us of these difficulties – <text:span text:style-name="T133">они проинформировали на об этих трудностях</text:span></text:p>
        </text:list-item>
      </text:list>
      <text:p text:style-name="P10"/>
      <text:p text:style-name="P31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314038651" text:style-name="L17">
        <text:list-item>
          <text:p text:style-name="P134">This event didn’t take place in the city center – <text:span text:style-name="T134">это событие не произошло в центре города</text:span></text:p>
        </text:list-item>
        <text:list-item>
          <text:p text:style-name="P134">Will you be free tomorrow afternoon? - <text:span text:style-name="T134">ты будешь свободен завтрошним днём?</text:span></text:p>
        </text:list-item>
        <text:list-item>
          <text:p text:style-name="P135">This dress fit you perfectly – <text:span text:style-name="T135">это платье прекрасно подходило тебе</text:span></text:p>
        </text:list-item>
        <text:list-item>
          <text:p text:style-name="P135">We usually meet twice a week – <text:span text:style-name="T135">мы обычно встречаемся дважды в неделю</text:span></text:p>
        </text:list-item>
        <text:list-item>
          <text:p text:style-name="P136">I caught the ball – <text:span text:style-name="T136">я поймал мяч</text:span></text:p>
        </text:list-item>
        <text:list-item>
          <text:p text:style-name="P136">The criminal stole jewelry – <text:span text:style-name="T136">приступник украл ювелирку</text:span></text:p>
        </text:list-item>
        <text:list-item>
          <text:p text:style-name="P137">I was greatly surprised by these changes – <text:span text:style-name="T136">я был очень сильно удивлён этими переменами</text:span></text:p>
        </text:list-item>
        <text:list-item>
          <text:p text:style-name="P137">He admired her beauty – <text:span text:style-name="T136">он восхищался её красотой</text:span></text:p>
        </text:list-item>
      </text:list>
      <text:p text:style-name="P14"/>
      <text:p text:style-name="P32"/>
      <text:p text:style-name="P32"/>
      <text:p text:style-name="P32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2718592194" text:style-name="L18">
        <text:list-item>
          <text:p text:style-name="P138">I was in my country house last week – <text:span text:style-name="T139">я был в своём загородном доме на прошлой неделе</text:span></text:p>
        </text:list-item>
        <text:list-item>
          <text:p text:style-name="P139">He divided us into two groups – <text:span text:style-name="T140">он разделил нас на 2 группы</text:span></text:p>
        </text:list-item>
        <text:list-item>
          <text:p text:style-name="P139">He lied to his boss – <text:span text:style-name="T140">он солгал своему боссу</text:span></text:p>
        </text:list-item>
        <text:list-item>
          <text:p text:style-name="P139">I think she’ll get used to it – <text:span text:style-name="T140">я думаю она привыкнет к этому</text:span></text:p>
        </text:list-item>
        <text:list-item>
          <text:p text:style-name="P140">Why were you so upset / disappointed? - <text:span text:style-name="T141">почему ты был так растроен / разочарован?</text:span></text:p>
        </text:list-item>
        <text:list-item>
          <text:p text:style-name="P140">It meant the following – <text:span text:style-name="T141">это означало следующее</text:span></text:p>
        </text:list-item>
        <text:list-item>
          <text:p text:style-name="P141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42">The student looked it up in a dictionary – <text:span text:style-name="T143">студент посмотрел это в словаре </text:span></text:p>
        </text:list-item>
        <text:list-item>
          <text:p text:style-name="P143">The wind blew suddenly – <text:span text:style-name="T144">ветер подул вдруг</text:span></text:p>
        </text:list-item>
        <text:list-item>
          <text:p text:style-name="P144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44">The lesson began half an hour ago – <text:span text:style-name="T144">урок начался пол часа назад</text:span></text:p>
        </text:list-item>
        <text:list-item>
          <text:p text:style-name="P144">It happened to their family – <text:span text:style-name="T144">это произошло с их семьёй </text:span></text:p>
        </text:list-item>
      </text:list>
      <text:p text:style-name="P145"/>
      <text:p text:style-name="P190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2027458618" text:style-name="L19">
        <text:list-item>
          <text:p text:style-name="P146">I lay in bad – <text:span text:style-name="T145">я лежал в кровати </text:span></text:p>
        </text:list-item>
        <text:list-item>
          <text:p text:style-name="P147">I turned back – <text:span text:style-name="T146">я повернул назад</text:span></text:p>
        </text:list-item>
        <text:list-item>
          <text:p text:style-name="P148">What’s your younger brother’s profession? <text:s/>- <text:s/><text:span text:style-name="T147">какая профессия у твоего младшего брата?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8</meta:editing-cycles>
    <dc:date>2021-08-22T13:20:09.747052821</dc:date>
    <meta:generator>LibreOffice/7.2.0.4$Linux_X86_64 LibreOffice_project/9a9c6381e3f7a62afc1329bd359cc48accb6435b</meta:generator>
    <meta:editing-duration>PT3H56M6S</meta:editing-duration>
    <meta:print-date>2021-08-22T13:17:38.502462577</meta:print-date>
    <meta:document-statistic meta:table-count="0" meta:image-count="0" meta:object-count="0" meta:page-count="12" meta:paragraph-count="270" meta:word-count="3149" meta:character-count="16962" meta:non-whitespace-character-count="14089"/>
    <meta:template xlink:type="simple" xlink:actuate="onRequest" xlink:title="Normal.dotm" xlink:href=""/>
  </office:meta>
</office:document-meta>
</file>